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Standard" style:list-style-name="L70">
      <style:text-properties style:font-name="Arial" fo:font-size="13pt" style:font-name-asian="Arimo" style:font-size-asian="13pt" style:font-size-complex="13pt"/>
    </style:style>
    <style:style style:name="P15" style:family="paragraph" style:parent-style-name="Table_20_Contents">
      <style:text-properties style:font-name="ＭＳ Ｐゴシック" style:font-name-asian="ＭＳ Ｐゴシック"/>
    </style:style>
    <style:style style:name="P1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0" style:family="paragraph" style:parent-style-name="Text_20_body" style:list-style-name="L70">
      <style:text-properties style:font-name="Arial" fo:font-size="13pt" style:font-name-asian="Arimo" style:font-size-asian="13pt" style:font-size-complex="13pt"/>
    </style:style>
    <style:style style:name="P101" style:family="paragraph" style:parent-style-name="Text_20_body">
      <style:text-properties style:font-name="ＭＳ Ｐゴシック" style:font-name-asian="ＭＳ Ｐゴシック"/>
    </style:style>
    <style:style style:name="P102" style:family="paragraph" style:parent-style-name="Text_20_body" style:list-style-name="L6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0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0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0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2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9">豊島区巣鴨２丁目計画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9">晴れ。雲あり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9">巣鴨駅（JR）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4444267225743519513" text:style-name="L1">
              <text:list-item>
                <text:p text:style-name="P17">大邦興業。２人。どちらも日本人。</text:p>
              </text:list-item>
              <text:list-item>
                <text:p text:style-name="P17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7">もう一人は、メガネあり。色付き。上着は、紫色っぽかったか。赤紫。優しそうな人だ。</text:p>
              </text:list-item>
              <text:list-item>
                <text:p text:style-name="P17">どちらも、６０前後か。背は１７０前後。ホースの人の方が、やや高いか。</text:p>
              </text:list-item>
              <text:list-item>
                <text:p text:style-name="P17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4995318934039239978" text:style-name="L2">
              <text:list-item>
                <text:p text:style-name="P18">加崎建設。バイブ２人。</text:p>
              </text:list-item>
              <text:list-item>
                <text:p text:style-name="P18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5828071345968188222" text:style-name="L3">
              <text:list-item>
                <text:p text:style-name="P19">石井電工。前回と同じ人。がたい、良し。あごひげあり。</text:p>
              </text:list-item>
              <text:list-item>
                <text:p text:style-name="P19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7289008478236861467" text:style-name="L4">
              <text:list-item>
                <text:p text:style-name="P2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4137864690536662939" text:style-name="L5">
              <text:list-item>
                <text:p text:style-name="P21">３人。若い人、２人。５０前後か、親方さんらしき人、１人。</text:p>
              </text:list-item>
              <text:list-item>
                <text:p text:style-name="P21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7834946807212605179" text:style-name="L6">
              <text:list-item>
                <text:p text:style-name="P22">小木建設工業。一人。若い人。確か、前回と同じ。</text:p>
              </text:list-item>
              <text:list-item>
                <text:p text:style-name="P22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6874955050740304621" text:style-name="L7">
              <text:list-item>
                <text:p text:style-name="P23">前回と同じ。４０ぐらいの人。そして、３０前か、若い人。</text:p>
              </text:list-item>
              <text:list-item>
                <text:p text:style-name="P23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8530654218990811984" text:style-name="L8">
              <text:list-item>
                <text:p text:style-name="P24">鈴木さん。寝坊したとのことで、朝の連絡時、朝礼の挨拶を依頼される。</text:p>
              </text:list-item>
              <text:list-item>
                <text:p text:style-name="P24">「元請の新年会がある」とのことで、２時過ぎには現場を出るとのこと。</text:p>
              </text:list-item>
              <text:list-item>
                <text:p text:style-name="P24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2467582922935452265" text:style-name="L9">
              <text:list-item>
                <text:p text:style-name="P2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8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5710312391375957217" text:style-name="L10">
              <text:list-item>
                <text:p text:style-name="P26">階段から。柱を何本か入れて、隅のエレベーター区画。</text:p>
              </text:list-item>
              <text:list-item>
                <text:p text:style-name="P26">続けて、柱、壁。部屋と部屋の間の壁、「内壁」と呼ぶのか、は、スラブ下いっぱいまで入れる。</text:p>
              </text:list-item>
              <text:list-item>
                <text:p text:style-name="P26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1725268782053403634" text:style-name="L11">
              <text:list-item>
                <text:p text:style-name="P27">とげ抜き地蔵、再び訪れる。線香を買う。１束１００円、税込。</text:p>
              </text:list-item>
              <text:list-item>
                <text:p text:style-name="P27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7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1158403545412569914" text:style-name="L12">
              <text:list-item>
                <text:p text:style-name="P28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8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8">白い建物。壁の表面は、化粧板なのか、凸凹を入れてある。</text:p>
                  </text:list-item>
                  <text:list-item>
                    <text:p text:style-name="P28">表札有り。「滝野川　栗原」、だったか。「河原」だったかも知れない。</text:p>
                  </text:list-item>
                  <text:list-item>
                    <text:p text:style-name="P28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8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4108711818428011189" text:style-name="L13">
              <text:list-item>
                <text:p text:style-name="P29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1096887252326103698" text:style-name="L14">
              <text:list-item>
                <text:p text:style-name="P30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2"/>
      <text:p text:style-name="P4">[/ 20200112_105247]</text:p>
      <text:p text:style-name="P12"/>
      <text:p text:style-name="P7"/>
      <text:p text:style-name="P2">---------------------------------------------------------------</text:p>
      <text:p text:style-name="P4">[20200117_155330]</text:p>
      <text:p text:style-name="P12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春日秀樹様　共同住宅新築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4894371517275385759" text:style-name="L15">
              <text:list-item>
                <text:p text:style-name="P31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1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2217776383005063914" text:style-name="L16">
              <text:list-item>
                <text:p text:style-name="P32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4615075143180851637" text:style-name="L17">
              <text:list-item>
                <text:p text:style-name="P33">年配の人。白髪あり。コン打ちをよく分かっているように見受けた。</text:p>
              </text:list-item>
              <text:list-item>
                <text:p text:style-name="P33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7899109080745349446" text:style-name="L18">
              <text:list-item>
                <text:p text:style-name="P34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4459003880143005419" text:style-name="L19">
              <text:list-item>
                <text:p text:style-name="P35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1666405485076419280" text:style-name="L20">
              <text:list-item>
                <text:p text:style-name="P36">２名。一人は、鼻の付け根（目尻の傍の）が、凹んでいる。</text:p>
              </text:list-item>
              <text:list-item>
                <text:p text:style-name="P36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1232251196888301480" text:style-name="L21">
              <text:list-item>
                <text:p text:style-name="P37">メガネあり。前歯、上の、が出っ張っている。笑みをいつも作っている。</text:p>
              </text:list-item>
              <text:list-item>
                <text:p text:style-name="P37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6244994606158655754" text:style-name="L22">
              <text:list-item>
                <text:p text:style-name="P38">佐藤工業、古川さん。夕方５時５０分ぐらいか、電話する。</text:p>
              </text:list-item>
              <text:list-item>
                <text:p text:style-name="P38">当日の打設場所。スラブには、スリーブはない。壁のみ。（ｆ１）</text:p>
              </text:list-item>
              <text:list-item>
                <text:p text:style-name="P38">そのため、壁・柱を打ち終われば、本来、設備側としての相番の作業は、完了。（ｆ２）</text:p>
              </text:list-item>
              <text:list-item>
                <text:p text:style-name="P38">ｆ２に根拠を置くと、本来、相番作業は、その日について言えば、残業は発生しない。（ｃ１）</text:p>
              </text:list-item>
              <text:list-item>
                <text:p text:style-name="P38">ｃ１によれば、残業代を支払う義務は、発注側には、発生しない。（ｃ２）</text:p>
              </text:list-item>
              <text:list-item>
                <text:p text:style-name="P38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3892285464370812232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963267287523433138" text:style-name="L24">
              <text:list-item>
                <text:p text:style-name="P40">柱、壁　=&gt;　パラペット。３区画に分かれている。奥の２区画を先に、この順序で。</text:p>
              </text:list-item>
              <text:list-item>
                <text:p text:style-name="P40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2263152335198963377" text:style-name="L25">
              <text:list-item>
                <text:p text:style-name="P41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6444408011827366104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301223662272814624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4455332600762368862" text:style-name="L28">
              <text:list-item>
                <text:p text:style-name="P44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2"/>
      <text:p text:style-name="P4">[/ 20200117_161555]</text:p>
      <text:p text:style-name="P12"/>
      <text:p text:style-name="P7"/>
      <text:p text:style-name="P2">---------------------------------------------------------------</text:p>
      <text:p text:style-name="P4">[20200126_212615]</text:p>
      <text:p text:style-name="P12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>下作延六丁目計画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晴れ。雲あり。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津田山駅（南武線）</text:p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1163013279761543291" text:style-name="L29">
              <text:list-item>
                <text:p text:style-name="P45">「FUJITA」。２人。１人は、ベトナムか。</text:p>
              </text:list-item>
              <text:list-item>
                <text:p text:style-name="P45">ベトナム人らしき人。若く見える。顔の輪郭は、細長。</text:p>
                <text:list>
                  <text:list-item>
                    <text:p text:style-name="P45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5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808350237228588181" text:style-name="L30">
              <text:list-item>
                <text:p text:style-name="P46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6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<text:soft-page-break/>相番の人</text:p>
          </table:table-cell>
          <table:table-cell table:style-name="表2.C2" office:value-type="string">
            <text:list xml:id="list7802040222680935530" text:style-name="L31">
              <text:list-item>
                <text:p text:style-name="P47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7"><text:soft-page-break/>相番は、気が楽。ボイド設置よりも。それで、相番に結構入っている、ここのところ。</text:p>
              </text:list-item>
              <text:list-item>
                <text:p text:style-name="P47">ボイド付けの仕事には、ベビーサンダーも持参している。現場にないことがあるから。</text:p>
              </text:list-item>
              <text:list-item>
                <text:p text:style-name="P47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6459839675234084900" text:style-name="L32">
              <text:list-item>
                <text:p text:style-name="P48">年配の人。結婚指輪を嵌めている。猫背。体格は、上半身ががっちりしている。</text:p>
              </text:list-item>
              <text:list-item>
                <text:p text:style-name="P48">朝、ゲートを開けていた。近寄ると、「どちらさん？」と詰問してくる。</text:p>
              </text:list-item>
              <text:list-item>
                <text:p text:style-name="P48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6302465977711581051" text:style-name="L33">
              <text:list-item>
                <text:p text:style-name="P49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5444243948159245145" text:style-name="L34">
              <text:list-item>
                <text:p text:style-name="P50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310658882173418793" text:style-name="L35">
              <text:list-item>
                <text:p text:style-name="P51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3577396521892684067" text:style-name="L36">
              <text:list-item>
                <text:p text:style-name="P52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120769207189413009" text:style-name="L37">
              <text:list-item>
                <text:p text:style-name="P53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1490013760975700102" text:style-name="L38">
              <text:list-item>
                <text:p text:style-name="P5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7099163164717363277" text:style-name="L39">
              <text:list-item>
                <text:p text:style-name="P55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6467171815157469667" text:style-name="L40">
              <text:list-item>
                <text:p text:style-name="P56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9152033965332013573" text:style-name="L41">
              <text:list-item>
                <text:p text:style-name="P5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3032060246203247979" text:style-name="L42">
              <text:list-item>
                <text:p text:style-name="P58">＝＝＞各担当の人たちの欄</text:p>
              </text:list-item>
            </text:list>
          </table:table-cell>
        </table:table-row>
      </table:table>
      <text:p text:style-name="P12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2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>こぶしえん新築工事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>曇り、ときどき晴れ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>学芸大学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2386622442642092988" text:style-name="L71">
              <text:list-item>
                <text:p text:style-name="P85">「貢石」（こうせき）。２人。１人はベトナム人。</text:p>
              </text:list-item>
              <text:list-item>
                <text:p text:style-name="P85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6443107818016284049" text:style-name="L43">
              <text:list-item>
                <text:p text:style-name="P59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<text:span text:style-name="T2">設備</text:span>屋さんの相番の人</text:p>
          </table:table-cell>
          <table:table-cell table:style-name="表3.C2" office:value-type="string">
            <text:list xml:id="list1683810685754873805" text:style-name="L44">
              <text:list-item>
                <text:p text:style-name="P60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5136101966922256499" text:style-name="L45">
              <text:list-item>
                <text:p text:style-name="P61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7810167226368049030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3061963541506864250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488631786748954137" text:style-name="L48">
              <text:list-item>
                <text:p text:style-name="P64">前回と同じく、ガタイのいい男性の人。</text:p>
              </text:list-item>
              <text:list-item>
                <text:p text:style-name="P64">副所長の肩書きの人だったか、「村中」さんとかいう人、打設エリアに、</text:p>
              </text:list-item>
              <text:list-item>
                <text:p text:style-name="P64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7730269536403741263" text:style-name="L49">
              <text:list-item>
                <text:p text:style-name="P65">キャリアテックの人が来ている。名前は、思い出せない。年配の人。５０半ばか。目が細い。薄目。</text:p>
              </text:list-item>
              <text:list-item>
                <text:p text:style-name="P65">作業の終了が、予定よりも遅くなる。早ければ１２時すぎの予定。実際は<text:soft-page-break/>４時近く。</text:p>
              </text:list-item>
              <text:list-item>
                <text:p text:style-name="P65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5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694123165250621523" text:style-name="L50">
              <text:list-item>
                <text:p text:style-name="P66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6726935274599753012" text:style-name="L51">
              <text:list-item>
                <text:p text:style-name="P67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2701788629392745829" text:style-name="L52">
              <text:list-item>
                <text:p text:style-name="P68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1592146942545279813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6494278309934332097" text:style-name="L54">
              <text:list-item>
                <text:p text:style-name="P70">ポンプ屋さん。２人。２人は、定員ではないか。３人の時もある。貢石に限らず。</text:p>
                <text:list>
                  <text:list-item>
                    <text:p text:style-name="P70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0">２人は、人員の数として、少ないか。配管の調節の作業のとき、作業に手を貸してもいいかも知れない。</text:p>
                  </text:list-item>
                  <text:list-item>
                    <text:p text:style-name="P70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6380317994937651575" text:style-name="L55">
              <text:list-item>
                <text:p text:style-name="P71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2"/>
      <text:p text:style-name="P4">[/ 20200204_091927]</text:p>
      <text:p text:style-name="P12"/>
      <text:p text:style-name="P7">@@@</text:p>
      <text:p text:style-name="P2">---------------------------------------------------------------</text:p>
      <text:p text:style-name="P4">[XXX]</text:p>
      <text:p text:style-name="P12"/>
      <text:p text:style-name="P3"><text:soft-page-break/><text:span text:style-name="T3">作業日：XX</text:span><text:span text:style-name="T4">/XX XX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9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7697311465197478087" text:style-name="L73">
              <text:list-item>
                <text:p text:style-name="P86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2144008416770017889" text:style-name="L74">
              <text:list-item>
                <text:p text:style-name="P87"/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8272655989802243515" text:style-name="L75">
              <text:list-item>
                <text:p text:style-name="P88"/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947425582763584782" text:style-name="L76">
              <text:list-item>
                <text:p text:style-name="P89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6280440826468088403" text:style-name="L77">
              <text:list-item>
                <text:p text:style-name="P90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2479973242443537693" text:style-name="L78">
              <text:list-item>
                <text:p text:style-name="P91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5595933541351400558" text:style-name="L79">
              <text:list-item>
                <text:p text:style-name="P92"/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1211477352050270546" text:style-name="L80">
              <text:list-item>
                <text:p text:style-name="P9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8086432857282406089" text:style-name="L81">
              <text:list-item>
                <text:p text:style-name="P94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8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2250467211179181002" text:style-name="L82">
              <text:list-item>
                <text:p text:style-name="P9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8872336156573692035" text:style-name="L83">
              <text:list-item>
                <text:p text:style-name="P9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5647696670464391261" text:style-name="L84">
              <text:list-item>
                <text:p text:style-name="P97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3150051965557612728" text:style-name="L85">
              <text:list-item>
                <text:p text:style-name="P98"/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6435159782526451588" text:style-name="L86">
              <text:list-item>
                <text:p text:style-name="P99"/>
              </text:list-item>
            </text:list>
          </table:table-cell>
        </table:table-row>
      </table:table>
      <text:p text:style-name="P12"/>
      <text:p text:style-name="P4">[/ XXXX]</text:p>
      <text:p text:style-name="P12"/>
      <text:p text:style-name="P12"/>
      <text:p text:style-name="P12"/>
      <text:p text:style-name="P12"/>
      <text:p text:style-name="P11"/>
      <text:p text:style-name="P11"/>
      <text:p text:style-name="P1">--------------------------------------------------------------- [TEMPLATE]</text:p>
      <text:p text:style-name="P2">---------------------------------------------------------------</text:p>
      <text:p text:style-name="P4">[XXX]</text:p>
      <text:p text:style-name="P12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9430422" text:continue-list="list7697311465197478087" text:style-name="L73">
              <text:list-item>
                <text:p text:style-name="P8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6676532075312748943" text:style-name="L56">
              <text:list-item>
                <text:p text:style-name="P72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4934934587999932980" text:style-name="L57">
              <text:list-item>
                <text:p text:style-name="P73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7804382736368589641" text:style-name="L58">
              <text:list-item>
                <text:p text:style-name="P74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さん</text:span></text:p>
          </table:table-cell>
          <table:table-cell table:style-name="表13.C2" office:value-type="string">
            <text:list xml:id="list1203372464423903781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6387163941449752762" text:style-name="L60">
              <text:list-item>
                <text:p text:style-name="P76"/>
              </text:list-item>
            </text:list>
          </table:table-cell>
        </table:table-row>
        <text:soft-page-break/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8447916290801791387" text:style-name="L61">
              <text:list-item>
                <text:p text:style-name="P77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7940997103868160190" text:style-name="L62">
              <text:list-item>
                <text:p text:style-name="P7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500161047248251500" text:style-name="L63">
              <text:list-item>
                <text:p text:style-name="P79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1914658504966449329" text:style-name="L64">
              <text:list-item>
                <text:p text:style-name="P8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049169753679262984" text:style-name="L65">
              <text:list-item>
                <text:p text:style-name="P8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9014948261592998273" text:style-name="L66">
              <text:list-item>
                <text:p text:style-name="P82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8883102952092617331" text:style-name="L67">
              <text:list-item>
                <text:p text:style-name="P8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2813909374156929390" text:style-name="L68">
              <text:list-item>
                <text:p text:style-name="P84"/>
              </text:list-item>
            </text:list>
          </table:table-cell>
        </table:table-row>
      </table:table>
      <text:p text:style-name="P12"/>
      <text:p text:style-name="P4">[/ XXXX]</text:p>
      <text:p text:style-name="P12"/>
      <text:p text:style-name="P12"/>
      <text:p text:style-name="P12"/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4578271148901390925" text:style-name="L69">
        <text:list-item>
          <text:p text:style-name="P102">start apps</text:p>
          <text:list>
            <text:list-item>
              <text:p text:style-name="P102">doc (this)</text:p>
            </text:list-item>
            <text:list-item>
              <text:p text:style-name="P102">folder : C:\WORKS_2\WS\WS_Others.miscs\misc_files</text:p>
            </text:list-item>
            <text:list-item>
              <text:p text:style-name="P102">web page</text:p>
              <text:list>
                <text:list-item>
                  <text:p text:style-name="P102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3750399403608932784" text:style-name="L70">
        <text:list-item>
          <text:p text:style-name="P100">close</text:p>
          <text:list>
            <text:list-item>
              <text:p text:style-name="P100">image file</text:p>
            </text:list-item>
            <text:list-item>
              <text:p text:style-name="P100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00">folder : C:\WORKS_2\WS\WS_Others.miscs\misc_files</text:p>
            </text:list-item>
            <text:list-item>
              <text:p text:style-name="P100">this</text:p>
            </text:list-item>
          </text:list>
        </text:list-item>
        <text:list-item>
          <text:p text:style-name="P100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  <table:table-row>
          <table:table-cell table:style-name="表276.A2" office:value-type="string">
            <text:p text:style-name="P10">e &amp;&amp; p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</table:table>
      <text:list xml:id="list29412447" text:continue-numbering="true" text:style-name="L70">
        <text:list-item>
          <text:p text:style-name="P14"/>
        </text:list-item>
      </text:list>
      <text:p text:style-name="P13">/ <text:span text:style-name="T1">------------------------------------------------------ [STEPS : closing] 20191106_154827 /</text:span></text:p>
      <text:p text:style-name="P13"/>
      <text:p text:style-name="P1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2-04T09:20:05.60</dc:date>
    <dc:creator>iwabuchi ken</dc:creator>
    <meta:editing-duration>PT12H35M23S</meta:editing-duration>
    <meta:editing-cycles>82</meta:editing-cycles>
    <meta:generator>OpenOffice/4.1.3$Win32 OpenOffice.org_project/413m1$Build-9783</meta:generator>
    <meta:document-statistic meta:table-count="7" meta:image-count="0" meta:object-count="0" meta:page-count="10" meta:paragraph-count="324" meta:word-count="5054" meta:character-count="6756"/>
  </office:meta>
</office:document-meta>
</file>